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ao UI2" svg:font-family="'Lao UI'" style:font-family-generic="modern" style:font-pitch="variable"/>
    <style:font-face style:name="Liberation Mono" svg:font-family="'Liberation Mono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fo:min-height="2.508cm"/>
    </style:style>
    <style:style style:name="pr5" style:family="presentation" style:parent-style-name="PHP_25_20Akademija_25_20template_25_20v41-outline1">
      <style:graphic-properties fo:min-height="19.75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draw:auto-grow-height="true" fo:min-height="2.508cm"/>
    </style:style>
    <style:style style:name="pr8" style:family="presentation" style:parent-style-name="PHP_25_20Akademija_25_20template_25_20v41-outline1">
      <style:graphic-properties fo:min-height="15.409cm"/>
    </style:style>
    <style:style style:name="pr9" style:family="presentation" style:parent-style-name="PHP_25_20Akademija_25_20template_25_20v41-notes">
      <style:graphic-properties draw:fill-color="#ffffff" draw:auto-grow-height="true" fo:min-height="13.364cm"/>
    </style:style>
    <style:style style:name="pr10" style:family="presentation" style:parent-style-name="PHP_25_20Akademija_25_20template_25_20v41-title">
      <style:graphic-properties fo:min-height="3.151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ff" style:font-name="Liberation Mono1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font-name="Lao UI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80" style:font-name="Lao UI1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Symfony validacije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Symfony validacija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p><text:span text:style-name="T1">Potreba za validiranjem podataka (forma) koristimo Symfony validaciju.</text:span></text:p>
            <text:p>Validacija kroz symfony</text:p>
            <text:list text:style-name="L2">
              <text:list-item>
                <text:p><text:a xlink:href="http://symfony.com/doc/current/validation.html" xlink:type="simple">http://symfony.com/doc/current/validation.html</text:a></text:p>
              </text:list-item>
            </text:list>
            <text:p>Validacijske grupe</text:p>
            <text:list text:continue-numbering="true" text:style-name="L2">
              <text:list-item>
                <text:p><text:a xlink:href="https://symfony.com/doc/current/validation/groups.html" xlink:type="simple">https://symfony.com/doc/current/validation/groups.html</text:a></text:p>
              </text:list-item>
            </text:list>
            <text:p>Kreiranje validacijskog constraint-a</text:p>
            <text:list text:continue-numbering="true" text:style-name="L2">
              <text:list-item>
                <text:p><text:a xlink:href="http://symfony.com/doc/current/validation/custom_constraint.html" xlink:type="simple">http://symfony.com/doc/current/validation/custom_constraint.html</text:a></text:p>
              </text:list-item>
            </text:list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cija symfony formi</text:p>
          </draw:text-box>
        </draw:frame>
        <draw:frame presentation:style-name="pr8" draw:text-style-name="P5" draw:layer="layout" svg:width="32.399cm" svg:height="20cm" svg:x="1.8cm" svg:y="4.6cm" presentation:class="outline" presentation:user-transformed="true">
          <draw:text-box>
            <text:p text:style-name="P4"><text:span text:style-name="T2">Html forma </text:span><text:span text:style-name="T3">može</text:span><text:span text:style-name="T2"> imati validaciju sa klijentske strane (HTML5, javascript itd.), dok je </text:span><text:span text:style-name="T4">validacija sa server strane obavezna.</text:span></text:p>
            <text:p text:style-name="P4"><text:span text:style-name="T2">Pozivanje validacije na symfony formi: </text:span><text:span text:style-name="T5">isValid()</text:span></text:p>
            <text:p text:style-name="P4"><text:span text:style-name="T5"/></text:p>
            <text:p text:style-name="P4"><text:span text:style-name="T6">Odabir validacijske grupe na temelju kliknutog dugmeta</text:span></text:p>
            <text:list text:style-name="L2">
              <text:list-item>
                <text:p text:style-name="P4"><text:span text:style-name="T7"><text:a xlink:href="http://symfony.com/doc/current/form/button_based_validation.html" xlink:type="simple">http://symfony.com/doc/current/form/button_based_validation.html</text:a></text:span></text:p>
              </text:list-item>
            </text:list>
            <text:p text:style-name="P4"><text:span text:style-name="T6">Odabri validacijske grupe na temelju poslanih podataka</text:span></text:p>
            <text:list text:continue-numbering="true" text:style-name="L2">
              <text:list-item>
                <text:p text:style-name="P4"><text:span text:style-name="T7"><text:a xlink:href="http://symfony.com/doc/current/form/data_based_validation.html" xlink:type="simple">http://symfony.com/doc/current/form/data_based_validation.html</text:a></text:span><text:span text:style-name="T5"> 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10" draw:layer="layout" svg:width="27cm" svg:height="3.151cm" svg:x="1.8cm" svg:y="0.871cm" presentation:class="title" presentation:user-transformed="true">
          <draw:text-box>
            <text:p>Korisno je znati o symfony validacijama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p text:style-name="P4">Validacija "sirovih" vrijednosti</text:p>
            <text:list text:style-name="L2">
              <text:list-item>
                <text:p><text:a xlink:href="http://symfony.com/doc/current/validation/raw_values.html" xlink:type="simple">http://symfony.com/doc/current/validation/raw_values.html</text:a></text:p>
              </text:list-item>
            </text:list>
            <text:p text:style-name="P4">Klasifikacija više tipova grešaka</text:p>
            <text:list text:continue-numbering="true" text:style-name="L2">
              <text:list-item>
                <text:p text:style-name="P4"><text:a xlink:href="http://symfony.com/doc/current/validation/severity.html" xlink:type="simple">http://symfony.com/doc/current/validation/severity.html</text:a></text:p>
              </text:list-item>
            </text:list>
            <text:p text:style-name="P4">Prevođenje validacijskih poruka</text:p>
            <text:list text:continue-numbering="true" text:style-name="L2">
              <text:list-item>
                <text:p text:style-name="P4"><text:a xlink:href="http://symfony.com/doc/current/validation/translations.html" xlink:type="simple">http://symfony.com/doc/current/validation/translations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ao UI2" svg:font-family="'Lao UI'" style:font-family-generic="modern" style:font-pitch="variable"/>
    <style:font-face style:name="Liberation Mono" svg:font-family="'Liberation Mono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09:04:26.091000000</meta:creation-date>
    <dc:language>hr-HR</dc:language>
    <meta:editing-cycles>4</meta:editing-cycles>
    <meta:editing-duration>PT6H5M9S</meta:editing-duration>
    <meta:generator>LibreOffice/5.1.5.2$Windows_x86 LibreOffice_project/7a864d8825610a8c07cfc3bc01dd4fce6a9447e5</meta:generator>
    <dc:title>PHP Akademija template v4</dc:title>
    <dc:date>2016-12-13T16:24:18.588000000</dc:date>
    <meta:document-statistic meta:object-count="55"/>
  </office:meta>
</office:document-meta>
</file>